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ext_20_body">
      <style:text-properties style:font-name="Liberation Sans1" officeooo:rsid="0028584e" officeooo:paragraph-rsid="0028584e"/>
    </style:style>
    <style:style style:name="P6" style:family="paragraph" style:parent-style-name="Text_20_body">
      <style:text-properties fo:language="sv" fo:country="SE" officeooo:rsid="001030ee" officeooo:paragraph-rsid="002bbccd"/>
    </style:style>
    <style:style style:name="P7" style:family="paragraph" style:parent-style-name="Title">
      <style:text-properties style:font-name="Liberation Serif" fo:language="sv" fo:country="SE" officeooo:rsid="00096af7" officeooo:paragraph-rsid="00096af7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Liberation Sans" fo:font-size="11pt" style:font-size-asian="11pt" style:font-size-complex="11pt"/>
    </style:style>
    <style:style style:name="P16" style:family="paragraph" style:parent-style-name="Heading_20_1">
      <style:text-properties officeooo:rsid="000f3c47" officeooo:paragraph-rsid="000f3c47"/>
    </style:style>
    <style:style style:name="P17" style:family="paragraph" style:parent-style-name="Heading_20_2">
      <style:text-properties officeooo:paragraph-rsid="00131c86"/>
    </style:style>
    <style:style style:name="P18" style:family="paragraph" style:parent-style-name="Heading_20_2">
      <style:text-properties style:font-name="Liberation Sans" fo:font-size="16.1000003814697pt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9" style:family="paragraph" style:parent-style-name="Heading_20_2">
      <style:text-properties style:font-name="Liberation Sans" fo:font-size="16.1000003814697pt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20" style:family="paragraph" style:parent-style-name="Heading_20_2">
      <style:text-properties style:font-name="Liberation Sans" officeooo:rsid="000f3c47" officeooo:paragraph-rsid="000f3c47"/>
    </style:style>
    <style:style style:name="P21" style:family="paragraph" style:parent-style-name="Heading_20_2">
      <style:text-properties officeooo:rsid="000f3c47" officeooo:paragraph-rsid="000f3c47"/>
    </style:style>
    <style:style style:name="P22" style:family="paragraph" style:parent-style-name="Heading_20_3">
      <style:text-properties officeooo:paragraph-rsid="001fca21"/>
    </style:style>
    <style:style style:name="P23" style:family="paragraph" style:parent-style-name="Text_20_body" style:list-style-name="L1">
      <style:text-properties fo:language="sv" fo:country="SE" officeooo:paragraph-rsid="002bbccd"/>
    </style:style>
    <style:style style:name="P24" style:family="paragraph" style:parent-style-name="Text_20_body" style:list-style-name="L1">
      <style:text-properties fo:language="sv" fo:country="SE" officeooo:rsid="0037b70b" officeooo:paragraph-rsid="0037b70b"/>
    </style:style>
    <style:style style:name="P25" style:family="paragraph" style:parent-style-name="Text_20_body" style:list-style-name="L1">
      <style:text-properties fo:language="sv" fo:country="SE" officeooo:rsid="002bbccd" officeooo:paragraph-rsid="002bbccd"/>
    </style:style>
    <style:style style:name="P26" style:family="paragraph" style:parent-style-name="Text_20_body" style:list-style-name="L1">
      <style:text-properties fo:language="sv" fo:country="SE" officeooo:rsid="002bbccd" officeooo:paragraph-rsid="00358cb6"/>
    </style:style>
    <style:style style:name="P27" style:family="paragraph" style:parent-style-name="Text_20_body" style:list-style-name="L1">
      <style:text-properties fo:language="sv" fo:country="SE" officeooo:rsid="0032b964" officeooo:paragraph-rsid="0033ba8f"/>
    </style:style>
    <style:style style:name="P28" style:family="paragraph" style:parent-style-name="Text_20_body" style:list-style-name="L1">
      <style:text-properties fo:language="sv" fo:country="SE" officeooo:rsid="0030f7b5" officeooo:paragraph-rsid="0033ba8f"/>
    </style:style>
    <style:style style:name="P29" style:family="paragraph" style:parent-style-name="Text_20_body" style:list-style-name="L1">
      <style:text-properties fo:language="sv" fo:country="SE" officeooo:rsid="00358cb6" officeooo:paragraph-rsid="00358cb6"/>
    </style:style>
    <style:style style:name="P30" style:family="paragraph" style:parent-style-name="Text_20_body" style:list-style-name="L1">
      <style:text-properties fo:language="sv" fo:country="SE" officeooo:rsid="0035edfb" officeooo:paragraph-rsid="0035edfb"/>
    </style:style>
    <style:style style:name="P31" style:family="paragraph" style:parent-style-name="Text_20_body" style:list-style-name="L1">
      <style:text-properties style:font-name="Liberation Sans1" fo:language="sv" fo:country="SE" officeooo:rsid="0037b70b" officeooo:paragraph-rsid="0039491b"/>
    </style:style>
    <style:style style:name="P32" style:family="paragraph" style:parent-style-name="Text_20_body" style:list-style-name="L1">
      <style:text-properties style:font-name="Liberation Sans1" fo:language="sv" fo:country="SE" officeooo:rsid="0039491b" officeooo:paragraph-rsid="0039491b"/>
    </style:style>
    <style:style style:name="P33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4" style:family="paragraph" style:parent-style-name="Text_20_body" style:list-style-name="L3">
      <style:text-properties officeooo:rsid="0028584e" officeooo:paragraph-rsid="0028584e"/>
    </style:style>
    <style:style style:name="P35" style:family="paragraph" style:parent-style-name="Text_20_body" style:list-style-name="L3">
      <style:text-properties officeooo:rsid="003bfe99" officeooo:paragraph-rsid="003bfe99"/>
    </style:style>
    <style:style style:name="P36" style:family="paragraph" style:parent-style-name="Text_20_body" style:list-style-name="L3">
      <style:text-properties officeooo:rsid="003cbe02" officeooo:paragraph-rsid="003cbe02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6a5f"/>
    </style:style>
    <style:style style:name="T17" style:family="text">
      <style:text-properties officeooo:rsid="0029fe7f"/>
    </style:style>
    <style:style style:name="T18" style:family="text">
      <style:text-properties officeooo:rsid="002bbccd"/>
    </style:style>
    <style:style style:name="T19" style:family="text">
      <style:text-properties officeooo:rsid="002f634d"/>
    </style:style>
    <style:style style:name="T20" style:family="text">
      <style:text-properties officeooo:rsid="0030f7b5"/>
    </style:style>
    <style:style style:name="T21" style:family="text">
      <style:text-properties officeooo:rsid="0032b964"/>
    </style:style>
    <style:style style:name="T22" style:family="text">
      <style:text-properties officeooo:rsid="00358cb6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officeooo:rsid="00358cb6"/>
    </style:style>
    <style:style style:name="T25" style:family="text">
      <style:text-properties style:font-name="Liberation Sans1" officeooo:rsid="002bbccd"/>
    </style:style>
    <style:style style:name="T26" style:family="text">
      <style:text-properties officeooo:rsid="0035edfb"/>
    </style:style>
    <style:style style:name="T27" style:family="text">
      <style:text-properties officeooo:rsid="0037b70b"/>
    </style:style>
    <style:style style:name="T28" style:family="text">
      <style:text-properties officeooo:rsid="0039491b"/>
    </style:style>
    <style:style style:name="T29" style:family="text">
      <style:text-properties officeooo:rsid="003cbe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ssword Manager</text:p>
      <text:h text:style-name="Heading_20_1" text:outline-level="1"><text:span text:style-name="T4">1. </text:span>Stack</text:h>
      <text:h text:style-name="P17" text:outline-level="2"><text:span text:style-name="T4">1.1 </text:span>Database</text:h>
      <text:p text:style-name="P6">MySQL. <text:span text:style-name="T19">Blir förmodligen SQLite, en databashanterare som enkelt kan installeras på varje maskin.</text:span></text:p>
      <text:list xml:id="list3804149063" text:style-name="L1">
        <text:list-item>
          <text:p text:style-name="P23"><text:span text:style-name="T22">M</text:span><text:span text:style-name="T18">an bör kunna använda databasen som en fil</text:span></text:p>
        </text:list-item>
        <text:list-item>
          <text:p text:style-name="P24">Man ska kunna säkerhetskopiera filen</text:p>
        </text:list-item>
        <text:list-item>
          <text:p text:style-name="P25"><text:span text:style-name="T20">Man </text:span>ska kunna <text:span text:style-name="T27">begå CRUD mot </text:span><text:span text:style-name="T20">filen var </text:span>man vill</text:p>
          <text:list>
            <text:list-item>
              <text:p text:style-name="P27">lokalt</text:p>
            </text:list-item>
            <text:list-item>
              <text:p text:style-name="P28">remote, tex. någon cloud service</text:p>
              <text:list>
                <text:list-item>
                  <text:p text:style-name="P28">behöver skapa guider (olika cloud providers) eller instruktioner <text:span text:style-name="T21">för direkt access</text:span></text:p>
                </text:list-item>
              </text:list>
            </text:list-item>
          </text:list>
        </text:list-item>
        <text:list-item>
          <text:p text:style-name="P25"><text:span text:style-name="T20">Man ska kunna </text:span>återställa <text:span text:style-name="T20">filen</text:span></text:p>
        </text:list-item>
        <text:list-item>
          <text:p text:style-name="P26"><text:span text:style-name="T22">Man ska kunna välja vilken </text:span><text:span text:style-name="T24">kryptering man vill använda</text:span></text:p>
          <text:list>
            <text:list-item>
              <text:p text:style-name="P29"><text:span text:style-name="T23">standard är </text:span><text:span text:style-name="T25">The Advanced Encryption Standard (AES)</text:span></text:p>
              <text:list>
                <text:list-item>
                  <text:p text:style-name="P29"><text:span text:style-name="T25">d</text:span><text:span text:style-name="T23">etta innebär att alla lösenord sparas med denna kryptering</text:span></text:p>
                </text:list-item>
              </text:list>
            </text:list-item>
            <text:list-item>
              <text:p text:style-name="P29">man ska även kunna välja vilken kryptering man vill använda för varje lösenord man sparar</text:p>
            </text:list-item>
          </text:list>
        </text:list-item>
        <text:list-item>
          <text:p text:style-name="P30">Man ska kunna använda samma app upp till ett visst antal olika användare</text:p>
          <text:list>
            <text:list-item>
              <text:p text:style-name="P30"><text:span text:style-name="T27">a</text:span>ntalet olika användare baseras på giltig licens</text:p>
            </text:list-item>
            <text:list-item>
              <text:p text:style-name="P31"><text:span text:style-name="T28">m</text:span><text:span text:style-name="T26">an ska kunna använda appen på andra enheter, </text:span><text:span text:style-name="T28">helt gratis</text:span></text:p>
              <text:list>
                <text:list-item>
                  <text:p text:style-name="P31">om man vill synka med andra enheter, så måste man först återställa filen ifrån den förvalda enheten</text:p>
                </text:list-item>
              </text:list>
            </text:list-item>
            <text:list-item>
              <text:p text:style-name="P32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22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5">users</text:p>
          </table:table-cell>
          <table:table-cell table:style-name="Table1.A1" office:value-type="string">
            <text:p text:style-name="P8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8">password<text:line-break/>varchar(512)<text:line-break/>not nul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p text:style-name="P10">passwords</text:p>
          </table:table-cell>
          <table:table-cell table:style-name="Table1.A2" office:value-type="string">
            <text:p text:style-name="P13">title<text:line-break/>varchar(128)<text:line-break/>not null</text:p>
          </table:table-cell>
          <table:table-cell table:style-name="Table1.A2" office:value-type="string">
            <text:p text:style-name="P10">username<text:line-break/>varchar(256)<text:line-break/>null</text:p>
          </table:table-cell>
          <table:table-cell table:style-name="Table1.A2" office:value-type="string">
            <text:p text:style-name="P11">password<text:line-break/>varchar(256)<text:line-break/>null</text:p>
          </table:table-cell>
          <table:table-cell table:style-name="Table1.A2" office:value-type="string">
            <text:p text:style-name="P10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4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2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7" text:outline-level="2"><text:span text:style-name="T4">1.2 </text:span>Backend</text:h>
      <text:p text:style-name="P5">Electron. </text:p>
      <text:h text:style-name="P1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16" text:outline-level="1"><text:span text:style-name="T6">2. </text:span><text:span text:style-name="T5">Actions</text:span></text:h>
      <text:h text:style-name="P21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33">användarnamn</text:p>
        </text:list-item>
        <text:list-item>
          <text:p text:style-name="P33">lösenord</text:p>
        </text:list-item>
        <text:list-item>
          <text:p text:style-name="P33">url</text:p>
        </text:list-item>
        <text:list-item>
          <text:p text:style-name="P33">beskrivning</text:p>
        </text:list-item>
      </text:list>
      <text:h text:style-name="P2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05936028351510" text:continue-numbering="true" text:style-name="L2">
        <text:list-item>
          <text:p text:style-name="P33">användarnamn</text:p>
        </text:list-item>
        <text:list-item>
          <text:p text:style-name="P33">lösenord</text:p>
        </text:list-item>
        <text:list-item>
          <text:p text:style-name="P33">url</text:p>
        </text:list-item>
        <text:list-item>
          <text:p text:style-name="P33">beskrivning</text:p>
        </text:list-item>
      </text:list>
      <text:h text:style-name="P19" text:outline-level="2"><text:span text:style-name="T4">2.3 </text:span>Delete</text:h>
      <text:p text:style-name="P4">Ta bort en container.</text:p>
      <text:h text:style-name="Heading_20_1" text:outline-level="1">Things to consider</text:h>
      <text:list xml:id="list2413780567" text:style-name="L3">
        <text:list-item>
          <text:p text:style-name="P34"><text:span text:style-name="T29">P</text:span>ackaging <text:span text:style-name="T17">(https://www.electronjs.org/docs/latest/tutorial/tutorial-packaging)</text:span></text:p>
        </text:list-item>
        <text:list-item>
          <text:p text:style-name="P34"><text:span text:style-name="T29">P</text:span>ublishing <text:span text:style-name="T16">(</text:span><text:a xlink:type="simple" xlink:href="https://www.electronjs.org/docs/latest/tutorial/tutorial-publishing-updating" text:style-name="Internet_20_link" text:visited-style-name="Visited_20_Internet_20_Link"><text:span text:style-name="T16">https://www.electronjs.org/docs/latest/tutorial/tutorial-publishing-updating</text:span></text:a><text:span text:style-name="T16">)</text:span></text:p>
        </text:list-item>
        <text:list-item>
          <text:p text:style-name="P35"><text:soft-page-break/>Kolla licenserna för de moduler du installera<text:span text:style-name="T29">t</text:span></text:p>
        </text:list-item>
        <text:list-item>
          <text:p text:style-name="P36">Logging kommer behöva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06T10:53:00.981439757</dc:date>
    <meta:editing-duration>P28DT17H45M34S</meta:editing-duration>
    <meta:editing-cycles>28</meta:editing-cycles>
    <meta:generator>LibreOffice/7.0.4.2$Linux_X86_64 LibreOffice_project/00$Build-2</meta:generator>
    <meta:document-statistic meta:table-count="1" meta:image-count="0" meta:object-count="0" meta:page-count="3" meta:paragraph-count="55" meta:word-count="326" meta:character-count="2076" meta:non-whitespace-character-count="1832"/>
  </office:meta>
</office:document-meta>
</file>